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style:text-underline-style="none" officeooo:rsid="00070b12" officeooo:paragraph-rsid="00070b12"/>
    </style:style>
    <style:style style:name="P2" style:family="paragraph" style:parent-style-name="Standard" style:list-style-name="L1">
      <style:text-properties style:font-name="Ubuntu" style:text-underline-style="none" officeooo:rsid="00070b12" officeooo:paragraph-rsid="00070b12"/>
    </style:style>
    <style:style style:name="P3" style:family="paragraph" style:parent-style-name="Standard" style:list-style-name="L2">
      <style:text-properties style:font-name="Ubuntu" style:text-underline-style="none" officeooo:rsid="00070b12" officeooo:paragraph-rsid="00070b12"/>
    </style:style>
    <style:style style:name="P4" style:family="paragraph" style:parent-style-name="Standard" style:list-style-name="L3">
      <style:text-properties style:font-name="Ubuntu" style:text-underline-style="none" officeooo:rsid="00070b12" officeooo:paragraph-rsid="00070b12"/>
    </style:style>
    <style:style style:name="P5" style:family="paragraph" style:parent-style-name="Standard" style:list-style-name="L3">
      <style:text-properties style:font-name="Ubuntu" style:text-underline-style="none" officeooo:rsid="000720b9" officeooo:paragraph-rsid="000720b9"/>
    </style:style>
    <style:style style:name="P6" style:family="paragraph" style:parent-style-name="Standard">
      <style:text-properties style:font-name="Ubuntu" style:text-underline-style="none" officeooo:rsid="000720b9" officeooo:paragraph-rsid="000720b9"/>
    </style:style>
    <style:style style:name="P7" style:family="paragraph" style:parent-style-name="Standard" style:list-style-name="L4">
      <style:text-properties style:font-name="Ubuntu" style:text-underline-style="none" officeooo:rsid="000720b9" officeooo:paragraph-rsid="000720b9"/>
    </style:style>
    <style:style style:name="P8" style:family="paragraph" style:parent-style-name="Standard">
      <style:text-properties style:font-name="Ubuntu" style:text-underline-style="none" officeooo:rsid="000913d6" officeooo:paragraph-rsid="000913d6"/>
    </style:style>
    <style:style style:name="P9" style:family="paragraph" style:parent-style-name="Standard" style:list-style-name="L5">
      <style:text-properties style:font-name="Ubuntu" style:text-underline-style="none" officeooo:rsid="000913d6" officeooo:paragraph-rsid="000913d6"/>
    </style:style>
    <style:style style:name="P10" style:family="paragraph" style:parent-style-name="Standard">
      <style:text-properties style:font-name="Ubuntu" style:text-underline-style="none" officeooo:rsid="000953c9" officeooo:paragraph-rsid="000953c9"/>
    </style:style>
    <style:style style:name="P11" style:family="paragraph" style:parent-style-name="Standard" style:list-style-name="L6">
      <style:text-properties style:font-name="Ubuntu" style:text-underline-style="none" officeooo:rsid="000953c9" officeooo:paragraph-rsid="000953c9"/>
    </style:style>
    <style:style style:name="P12" style:family="paragraph" style:parent-style-name="Standard" style:list-style-name="L7">
      <style:text-properties style:font-name="Ubuntu" style:text-underline-style="none" officeooo:rsid="000953c9" officeooo:paragraph-rsid="000953c9"/>
    </style:style>
    <style:style style:name="P13" style:family="paragraph" style:parent-style-name="Standard">
      <style:text-properties style:font-name="Ubuntu" style:text-underline-style="none" officeooo:rsid="000b241e" officeooo:paragraph-rsid="000b241e"/>
    </style:style>
    <style:style style:name="P14" style:family="paragraph" style:parent-style-name="Standard" style:list-style-name="L8">
      <style:text-properties style:font-name="Ubuntu" style:text-underline-style="none" officeooo:rsid="000b241e" officeooo:paragraph-rsid="000b241e"/>
    </style:style>
    <style:style style:name="P15" style:family="paragraph" style:parent-style-name="Standard">
      <style:text-properties style:font-name="Ubuntu" fo:font-size="16pt" style:text-underline-style="solid" style:text-underline-width="auto" style:text-underline-color="font-color" officeooo:rsid="00070b12" officeooo:paragraph-rsid="00070b1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20b9"/>
    </style:style>
    <style:style style:name="T3" style:family="text">
      <style:text-properties style:text-underline-style="solid" style:text-underline-width="auto" style:text-underline-color="font-color" officeooo:rsid="000953c9"/>
    </style:style>
    <style:style style:name="T4" style:family="text">
      <style:text-properties style:text-underline-style="solid" style:text-underline-width="auto" style:text-underline-color="font-color" officeooo:rsid="000913d6"/>
    </style:style>
    <style:style style:name="T5" style:family="text">
      <style:text-properties officeooo:rsid="000720b9"/>
    </style:style>
    <style:style style:name="T6" style:family="text">
      <style:text-properties officeooo:rsid="00089ca8"/>
    </style:style>
    <style:style style:name="T7" style:family="text">
      <style:text-properties officeooo:rsid="000913d6"/>
    </style:style>
    <style:style style:name="T8" style:family="text">
      <style:text-properties officeooo:rsid="000953c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jercicio 2 Modelo relacional</text:p>
      <text:p text:style-name="P1"/>
      <text:p text:style-name="P1">pais(<text:span text:style-name="T1">iso-pais</text:span>, nombre)</text:p>
      <text:list xml:id="list830652861" text:style-name="L2">
        <text:list-item>
          <text:p text:style-name="P3">Pk: iso-pais</text:p>
        </text:list-item>
      </text:list>
      <text:p text:style-name="P1"/>
      <text:p text:style-name="P1">Empresa(<text:span text:style-name="T1">id-cliente</text:span>, <text:span text:style-name="T1">iso-pais</text:span>,<text:span text:style-name="T1"> </text:span><text:span text:style-name="T2">cod-vuelo</text:span><text:span text:style-name="T5">, </text:span>nombre)</text:p>
      <text:list xml:id="list3487154234" text:style-name="L1">
        <text:list-item>
          <text:p text:style-name="P2">Pk: id-cliente</text:p>
        </text:list-item>
        <text:list-item>
          <text:p text:style-name="P2">Fk: iso-pais, <text:span text:style-name="T6">cod-vuelo</text:span></text:p>
        </text:list-item>
      </text:list>
      <text:p text:style-name="P1"/>
      <text:p text:style-name="P1">Persona contacto(<text:span text:style-name="T1">id-contacto</text:span>, <text:span text:style-name="T3">id-cliente</text:span><text:span text:style-name="T8">, </text:span>nombre, telefono, cargo)</text:p>
      <text:list xml:id="list2119193850" text:style-name="L3">
        <text:list-item>
          <text:p text:style-name="P4">Pk: id-conyacto</text:p>
        </text:list-item>
        <text:list-item>
          <text:p text:style-name="P5">Fk: id-cliente</text:p>
        </text:list-item>
      </text:list>
      <text:p text:style-name="P6"/>
      <text:p text:style-name="P6">Ingeniero(<text:span text:style-name="T1">dni</text:span>, <text:span text:style-name="T3">iso-pais</text:span><text:span text:style-name="T8">, </text:span>nombre, titulacion)</text:p>
      <text:list xml:id="list3794892847" text:style-name="L4">
        <text:list-item>
          <text:p text:style-name="P7">Pk: dni</text:p>
        </text:list-item>
        <text:list-item>
          <text:p text:style-name="P7">Fk: iso-pais</text:p>
        </text:list-item>
        <text:list-item>
          <text:p text:style-name="P7">VNN: iso-pais</text:p>
        </text:list-item>
      </text:list>
      <text:p text:style-name="P6"/>
      <text:p text:style-name="P8">Cohete(<text:span text:style-name="T1">id-cohete</text:span>, <text:span text:style-name="T1">dni-ingeniero</text:span>,<text:span text:style-name="T1"> </text:span><text:span text:style-name="T3">num-serie</text:span><text:span text:style-name="T8">, </text:span>fecha-construcccion)</text:p>
      <text:list xml:id="list539320102" text:style-name="L5">
        <text:list-item>
          <text:p text:style-name="P9">Pk: Id-cohete</text:p>
        </text:list-item>
        <text:list-item>
          <text:p text:style-name="P9">Fk: dni-ingeniero, <text:span text:style-name="T8">num-serie-capsula</text:span></text:p>
        </text:list-item>
      </text:list>
      <text:p text:style-name="P8"/>
      <text:p text:style-name="P10">Revisado(<text:span text:style-name="T1">fecha-inicio,</text:span> <text:span text:style-name="T1">dni</text:span>, <text:span text:style-name="T1">id-cohete</text:span>)</text:p>
      <text:list xml:id="list1272479873" text:style-name="L7">
        <text:list-item>
          <text:p text:style-name="P12">Pk: fecha-inicio,</text:p>
        </text:list-item>
        <text:list-item>
          <text:p text:style-name="P12">Fk: <text:span text:style-name="T7">dni-ingeniero, </text:span>id-cohete</text:p>
        </text:list-item>
      </text:list>
      <text:p text:style-name="P8"/>
      <text:p text:style-name="P10">Capsula-larga(<text:span text:style-name="T1">num-serie</text:span>, <text:span text:style-name="T1">id-cohete</text:span>, certificacion)</text:p>
      <text:list xml:id="list4095271687" text:style-name="L6">
        <text:list-item>
          <text:p text:style-name="P11">Pk: num-serie</text:p>
        </text:list-item>
        <text:list-item>
          <text:p text:style-name="P11">Fk: id-cohete</text:p>
        </text:list-item>
      </text:list>
      <text:p text:style-name="P1"/>
      <text:p text:style-name="P13">bulto(<text:span text:style-name="T1">codigo</text:span>, <text:span text:style-name="T1">num-serie</text:span>, peso, altura)</text:p>
      <text:list xml:id="list4060315350" text:style-name="L8">
        <text:list-item>
          <text:p text:style-name="P14">Pk: codigo</text:p>
        </text:list-item>
        <text:list-item>
          <text:p text:style-name="P14">Fk: numero-serie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7:19:08.260232489</meta:creation-date>
    <dc:date>2024-11-13T18:48:25.776182386</dc:date>
    <meta:editing-duration>PT28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85" meta:character-count="671" meta:non-whitespace-character-count="627"/>
  </office:meta>
</office:document-meta>
</file>